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c72"/>
    </style:style>
    <style:style style:name="P2" style:family="paragraph" style:parent-style-name="Standard">
      <style:text-properties officeooo:rsid="00013c72" officeooo:paragraph-rsid="00013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1 Ficheros + Excepciones</text:p>
      <text:p text:style-name="P2">Tema2 Ficheros CSV</text:p>
      <text:p text:style-name="P2">Tema3 Fucheros JSON</text:p>
      <text:p text:style-name="P2">Tema4 Clases y objetos propios</text:p>
      <text:p text:style-name="P2">Tema5 BBDD</text:p>
      <text:p text:style-name="P2">Tema6 Modulos+ modulos OD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0T15:52:46.939000000</dc:date>
    <meta:editing-duration>PT7M34S</meta:editing-duration>
    <meta:editing-cycles>1</meta:editing-cycles>
    <meta:document-statistic meta:table-count="0" meta:image-count="0" meta:object-count="0" meta:page-count="1" meta:paragraph-count="6" meta:word-count="21" meta:character-count="132" meta:non-whitespace-character-count="117"/>
  </office:meta>
</office:document-meta>
</file>